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de5d" officeooo:paragraph-rsid="000ade5d"/>
    </style:style>
    <style:style style:name="P2" style:family="paragraph" style:parent-style-name="Standard">
      <style:paragraph-properties fo:text-align="start" style:justify-single-word="false"/>
      <style:text-properties officeooo:rsid="000ade5d" officeooo:paragraph-rsid="000ade5d"/>
    </style:style>
    <style:style style:name="T1" style:family="text">
      <style:text-properties style:text-position="super 58%"/>
    </style:style>
    <style:style style:name="T2" style:family="text">
      <style:text-properties style:text-position="0% 100%"/>
    </style:style>
    <style:style style:name="T3" style:family="text">
      <style:text-properties officeooo:rsid="000d00d6"/>
    </style:style>
    <style:style style:name="T4" style:family="text">
      <style:text-properties officeooo:rsid="000dfc6f"/>
    </style:style>
    <style:style style:name="T5" style:family="text">
      <style:text-properties officeooo:rsid="0010799b"/>
    </style:style>
    <style:style style:name="T6" style:family="text">
      <style:text-properties officeooo:rsid="0010a1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Stammer</text:p>
      <text:p text:style-name="P1">Meditation Log</text:p>
      <text:p text:style-name="P1">October #2</text:p>
      <text:p text:style-name="P2">19<text:span text:style-name="T1">th</text:span> – 5 min; music meditation, went by slow and was rather difficult</text:p>
      <text:p text:style-name="P2">20<text:span text:style-name="T1">th</text:span> – 5 min; sitting, <text:s/><text:span text:style-name="T3">didn’t feel very productive. I was kind of glad it was over but that’s probably part of why it was so unproductive. I’ve always had some trouble keeping self judgement out of it, but I’m still working on it</text:span></text:p>
      <text:p text:style-name="P2">21<text:span text:style-name="T1">st</text:span> - <text:s/>5 min; <text:span text:style-name="T4">much better today. I felt really good for no good reason, and meditating just made it even better</text:span></text:p>
      <text:p text:style-name="P2">22<text:span text:style-name="T1">nd</text:span> – 5 min; <text:span text:style-name="T4">nothing interesting today</text:span></text:p>
      <text:p text:style-name="P2">23<text:span text:style-name="T1">rd</text:span> – 5 min; <text:span text:style-name="T4">standing, I don’t really like standing meditation but I figured it would be a good idea to give it another try. I don’t regret it, but I still don’t really find it that productive</text:span></text:p>
      <text:p text:style-name="P2">24<text:span text:style-name="T1">th</text:span> – 5 min; <text:span text:style-name="T4">walking, I’ve only tried walking meditation on my own once before this, and I don’t think I’ll do it again. I don’t even like walking.</text:span></text:p>
      <text:p text:style-name="P2">25<text:span text:style-name="T1">th</text:span> – 5 min; <text:span text:style-name="T4">music, I’m going to try some more genres of music and see what difference it makes. Today was pretty standard</text:span></text:p>
      <text:p text:style-name="P2">26<text:span text:style-name="T1">th</text:span> – 5 min; <text:span text:style-name="T4">music, heavy rock. I found this a little too distracting. At one point I was able to look past the music and just hear sound which worked well, but it was tough</text:span></text:p>
      <text:p text:style-name="P2">27<text:span text:style-name="T1">th</text:span> – 10 min; <text:span text:style-name="T4">music, rock ballads, these are some of my more common choices so it was no surprise it today was uninteresting but productive</text:span></text:p>
      <text:p text:style-name="P2">28<text:span text:style-name="T1">th</text:span> – 5 min; <text:span text:style-name="T4">music, edm, I figured this would just be a bad idea, but it was really easy to look past the music and just hear sound. I’ll definitely try this again</text:span></text:p>
      <text:p text:style-name="P2">29<text:span text:style-name="T1">th</text:span> – 5 min; <text:span text:style-name="T4">music, exciting classical, this was just plain distracting. I couldn’t focus on the sound or the music. It was fun to listen to, but not in a meditational sense</text:span></text:p>
      <text:p text:style-name="P2">30<text:span text:style-name="T1">th</text:span> – 5 min; <text:span text:style-name="T5">sitting, figured I’d take a break from the music, it was kind of odd without it, but not bad</text:span></text:p>
      <text:p text:style-name="P2">31<text:span text:style-name="T1">st</text:span> – 5 min; <text:span text:style-name="T6">sitting, really hard to focus today, but pretty good at getting back. I’d say it was quite productive</text:span></text:p>
      <text:p text:style-name="P2">1<text:span text:style-name="T1">st</text:span> – 5 min; <text:span text:style-name="T6">sitting, nothing to note today, pretty standard s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7:26:07.630000000</meta:creation-date>
    <dc:date>2018-11-28T18:44:51.210000000</dc:date>
    <meta:editing-duration>PT6M11S</meta:editing-duration>
    <meta:editing-cycles>1</meta:editing-cycles>
    <meta:document-statistic meta:table-count="0" meta:image-count="0" meta:object-count="0" meta:page-count="1" meta:paragraph-count="17" meta:word-count="356" meta:character-count="1887" meta:non-whitespace-character-count="1533"/>
    <meta:generator>LibreOffice/6.0.1.1$Windows_X86_64 LibreOffice_project/60bfb1526849283ce2491346ed2aa51c465abfe6</meta:generator>
  </office:meta>
</office:document-meta>
</file>